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automatic-styles>
    <style:style style:name="P1" style:family="paragraph" style:parent-style-name="Preformatted_20_Text">
      <style:text-properties officeooo:rsid="0016caaa" officeooo:paragraph-rsid="0016caaa"/>
    </style:style>
    <style:style style:name="P2" style:family="paragraph" style:parent-style-name="Preformatted_20_Text">
      <style:text-properties fo:color="#000000" officeooo:rsid="0016caaa" officeooo:paragraph-rsid="0016caaa"/>
    </style:style>
    <style:style style:name="P3" style:family="paragraph" style:parent-style-name="Preformatted_20_Text">
      <style:text-properties fo:color="#000000" officeooo:rsid="0016caaa"/>
    </style:style>
    <style:style style:name="P4" style:family="paragraph" style:parent-style-name="Preformatted_20_Text">
      <style:text-properties fo:color="#000000" officeooo:rsid="0016caaa" officeooo:paragraph-rsid="0016caaa"/>
    </style:style>
    <style:style style:name="P5" style:family="paragraph" style:parent-style-name="Preformatted_20_Text">
      <style:text-properties fo:color="#000000" officeooo:rsid="0018e64e" officeooo:paragraph-rsid="0018e64e"/>
    </style:style>
    <style:style style:name="T1" style:family="text">
      <style:text-properties fo:color="#ff3333"/>
    </style:style>
    <style:style style:name="T2" style:family="text">
      <style:text-properties fo:color="#6666ff"/>
    </style:style>
    <style:style style:name="T3" style:family="text">
      <style:text-properties fo:color="#009900"/>
    </style:style>
    <style:style style:name="T4" style:family="text">
      <style:text-properties fo:color="#00cccc"/>
    </style:style>
    <style:style style:name="T5" style:family="text">
      <style:text-properties fo:color="#ffff00"/>
    </style:style>
    <style:style style:name="T6" style:family="text">
      <style:text-properties fo:color="#ff6600"/>
    </style:style>
    <style:style style:name="T7" style:family="text">
      <style:text-properties fo:color="#66ffff"/>
    </style:style>
    <style:style style:name="T8" style:family="text">
      <style:text-properties fo:color="#000000"/>
    </style:style>
    <style:style style:name="T9" style:family="text">
      <style:text-properties fo:color="#ff3399"/>
    </style:style>
    <style:style style:name="T10" style:family="text">
      <style:text-properties fo:color="#996633"/>
    </style:style>
    <style:style style:name="T11" style:family="text">
      <style:text-properties fo:color="#ff950e"/>
    </style:style>
    <style:style style:name="T12" style:family="text">
      <style:text-properties fo:color="#000066"/>
    </style:style>
    <style:style style:name="T13" style:family="text">
      <style:text-properties fo:color="#461900"/>
    </style:style>
    <style:style style:name="T14" style:family="text">
      <style:text-properties fo:color="#0000ff"/>
    </style:style>
    <style:style style:name="T15" style:family="text">
      <style:text-properties fo:color="#00ffff"/>
    </style:style>
    <style:style style:name="T16" style:family="text">
      <style:text-properties fo:color="#cc0066"/>
    </style:style>
    <style:style style:name="T17" style:family="text">
      <style:text-properties fo:color="#663399"/>
    </style:style>
    <style:style style:name="T18" style:family="text">
      <style:text-properties fo:color="#006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iable <text:s text:c="11"/>Address <text:s text:c="8"/>Value <text:s text:c="9"/></text:p>
      <text:p text:style-name="P1">------------------- --------------- -------------</text:p>
      <text:p text:style-name="P3"><text:span text:style-name="T6">str</text:span><text:tab/><text:tab/><text:tab/>0x7FFFDE5C49D0<text:tab/>48 65 6C 6C 6F 20 77 6F 72 6C 64 0A 00 Hello world</text:p>
      <text:p text:style-name="P2">a<text:tab/><text:tab/><text:tab/>0x7FFFDE5C4998<text:tab/>5</text:p>
      <text:p text:style-name="P2">b<text:tab/><text:tab/><text:tab/>0x7FFFDE5C499C<text:tab/>-5</text:p>
      <text:p text:style-name="P2">y<text:tab/><text:tab/><text:tab/>0x7FFFDE5C49A0<text:tab/>12</text:p>
      <text:p text:style-name="P2"><text:span text:style-name="T9">x.a</text:span><text:tab/><text:tab/><text:tab/>0x7FFFF05FFC00<text:tab/>41 (A)</text:p>
      <text:p text:style-name="P2"><text:span text:style-name="T10">x.i</text:span><text:tab/><text:tab/><text:tab/>0x7FFFF05FFC04<text:tab/>9</text:p>
      <text:p text:style-name="P2"><text:span text:style-name="T11">x.b</text:span><text:tab/><text:tab/><text:tab/>0x7FFFF05FFC08<text:tab/>0</text:p>
      <text:p text:style-name="P2"><text:span text:style-name="T12">x.p</text:span><text:tab/><text:tab/><text:tab/>0x7FFFF05FFC10<text:tab/>14 9D 24 D6 FF 7F 00 00 9D 0B 40 00 (..$......@.....)</text:p>
      <text:p text:style-name="P2"><text:span text:style-name="T13">head</text:span><text:tab/><text:tab/><text:tab/>0x247c010<text:tab/><text:tab/>30 70 9C 01 00 00 00 00 50 70 9C 01 00 (0p......Pp......)</text:p>
      <text:p text:style-name="P2"><text:span text:style-name="T14">head-&gt;str</text:span><text:tab/><text:tab/>0x247c030 <text:tab/><text:tab/>57 65 6C 63 6F 6D 65 20 00 (Welcome)</text:p>
      <text:p text:style-name="P2"><text:span text:style-name="T15">head-&gt;next</text:span><text:tab/><text:tab/>0x247c050<text:tab/><text:tab/>70 30 D9 01 00 00 00 00 90 30 D9 01 00 00 00 00 <text:s/>(p0.......0......)</text:p>
      <text:p text:style-name="P2"><text:span text:style-name="T16">head-&gt;next-&gt;str</text:span><text:tab/>0x247c070<text:tab/><text:tab/>74 6F 20 00 (to)</text:p>
      <text:p text:style-name="P2"><text:span text:style-name="T17">head-&gt;next-&gt;next</text:span><text:tab/>0x247c090<text:tab/><text:tab/>B0 30 D9 01 00 (0)</text:p>
      <text:p text:style-name="P2"><text:span text:style-name="T18">head-&gt;next-&gt;next-&gt;str</text:span> <text:s/>0x247c0b0<text:tab/>63 73 32 35 30 00 (cs250)</text:p>
      <text:p text:style-name="P2">head-&gt;next-&gt;next-&gt;next NULL<text:tab/><text:tab/>n/a</text:p>
      <text:p text:style-name="P2"/>
      <text:p text:style-name="P5">I ran this at a different time because I didn't know about the color coding stuff, so memory values will be different. </text:p>
      <text:p text:style-name="P5"/>
      <text:p text:style-name="P5">[ <text:s text:c="2"/>0 ][ hughe127@data ][ Mon Feb 02 @ 13:12:29 ][ ~/cs240/lab2-src ]</text:p>
      <text:p text:style-name="P5">$ ./mem</text:p>
      <text:p text:style-name="P5">&amp;str=0x7FFF9E920E40</text:p>
      <text:p text:style-name="P5">&amp;a=0x7FFF9E920E08</text:p>
      <text:p text:style-name="P5">&amp;b=0x7FFF9E920E0C</text:p>
      <text:p text:style-name="P5">&amp;x.a=0x7FFF9E920E20</text:p>
      <text:p text:style-name="P5">&amp;x.i=0x7FFF9E920E24</text:p>
      <text:p text:style-name="P5">&amp;x.b=0x7FFF9E920E28</text:p>
      <text:p text:style-name="P5">&amp;x.p=0x7FFF9E920E30</text:p>
      <text:p text:style-name="P5">&amp;y=0x7FFF9E920E10</text:p>
      <text:p text:style-name="P5">0x00007FFF9E920E20: <text:span text:style-name="T9">41</text:span> C1 A3 C4 <text:span text:style-name="T10">09</text:span> 00 00 00 <text:span text:style-name="T11">30</text:span> 00 00 00 00 00 00 00 <text:s/>A.......0.......</text:p>
      <text:p text:style-name="P5">0x00007FFF9E920E30: <text:span text:style-name="T12">24 0E 92 9E FF 7F</text:span> 00 00 9D 0B 40 00 00 00 00 00 <text:s/>$........@.....</text:p>
      <text:p text:style-name="P5">0x00007FFF9E920E40: <text:span text:style-name="T6">48 65 6C 6C 6F 20 77 6F 72 6C 64 0A</text:span> 00 00 00 00 <text:s/>Hello world.....</text:p>
      <text:p text:style-name="P5">0x00007FFF9E920E50: 50 0B 40 00 00 00 00 00 00 F9 60 E3 15 C1 CF 9A <text:s/>P.@.......`.....</text:p>
      <text:p text:style-name="P5">head=0x1fd9010</text:p>
      <text:p text:style-name="P5">head-&gt;str=0x1fd9030</text:p>
      <text:p text:style-name="P5">head-&gt;next=0x1fd9050</text:p>
      <text:p text:style-name="P5">head-&gt;next-&gt;str=0x1fd9070</text:p>
      <text:p text:style-name="P5">head-&gt;next-&gt;next=0x1fd9090</text:p>
      <text:p text:style-name="P5">head-&gt;next-&gt;next-&gt;str=0x1fd90b0</text:p>
      <text:p text:style-name="P5">head-&gt;next-&gt;next-&gt;next=0x0</text:p>
      <text:p text:style-name="P5">0x0000000001FD9010: <text:span text:style-name="T13">30 90 FD 01 00 00 00 00 50 90 FD 01</text:span> 00 00 00 00 <text:s/>0.......P.......</text:p>
      <text:p text:style-name="P5">0x0000000001FD9020: 00 00 00 00 00 00 00 00 21 00 00 00 00 00 00 00 <text:s/>........!.......</text:p>
      <text:p text:style-name="P5">0x0000000001FD9030: <text:span text:style-name="T14">57 65 6C 63 6F 6D 65 20</text:span> 00 00 00 00 00 00 00 00 <text:s/>Welcome ........</text:p>
      <text:p text:style-name="P5">0x0000000001FD9040: 00 00 00 00 00 00 00 00 21 00 00 00 00 00 00 00 <text:s/>........!.......</text:p>
      <text:p text:style-name="P5">0x0000000001FD9050: <text:span text:style-name="T15">70 90 FD 01 00 00 00 00 90 90 FD 01</text:span> 00 00 00 00 <text:s/>p...............</text:p>
      <text:p text:style-name="P5">0x0000000001FD9060: 00 00 00 00 00 00 00 00 21 00 00 00 00 00 00 00 <text:s/>........!.......</text:p>
      <text:p text:style-name="P5">0x0000000001FD9070: <text:span text:style-name="T16">74 6F 20</text:span> 00 00 00 00 00 00 00 00 00 00 00 00 00 <text:s/>to .............</text:p>
      <text:p text:style-name="P5">0x0000000001FD9080: 00 00 00 00 00 00 00 00 21 00 00 00 00 00 00 00 <text:s/>........!.......</text:p>
      <text:p text:style-name="P5">0x0000000001FD9090: <text:span text:style-name="T17">B0 90 FD 01</text:span> 00 00 00 00 00 00 00 00 00 00 00 00 <text:s/>................</text:p>
      <text:p text:style-name="P5">0x0000000001FD90A0: 00 00 00 00 00 00 00 00 21 00 00 00 00 00 00 00 <text:s/>........!.......</text:p>
      <text:p text:style-name="P5">0x0000000001FD90B0: <text:span text:style-name="T18">63 73 32 35 30</text:span> 00 00 00 00 00 00 00 00 00 00 00 <text:s/>cs250...........</text:p>
      <text:p text:style-name="P5">0x0000000001FD90C0: 00 00 00 00 00 00 00 00 41 0F 02 00 00 00 00 00 <text:s/>........A.......</text:p>
      <text:p text:style-name="P5">0x0000000001FD90D0: 00 00 00 00 00 00 00 00 00 00 00 00 00 00 00 00 <text:s/>................</text:p>
      <text:p text:style-name="P5">0x0000000001FD90E0: 00 00 00 00 00 00 00 00 00 00 00 00 00 00 00 00 <text:s/>................</text:p>
      <text:p text:style-name="P5">0x0000000001FD90F0: 00 00 00 00 00 00 00 00 00 00 00 00 00 00 00 00 <text:s/>................</text:p>
      <text:p text:style-name="P5"><text:soft-page-break/>0x0000000001FD9100: 00 00 00 00 00 00 00 00 00 00 00 00 00 00 00 00 <text:s/>................</text:p>
      <text:p text:style-name="P5">[ <text:s text:c="2"/>0 ][ hughe127@data ][ Mon Feb 02 @ 13:12:35 ][ ~/cs240/lab2-src ]</text:p>
      <text:p text:style-name="P5">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Helvetica" style:font-size-asian="10.5pt" style:language-asian="zh" style:country-asian="CN" style:font-name-complex="Helvetic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Helvetica" style:font-size-asian="10.5pt" style:language-asian="zh" style:country-asian="CN" style:font-name-complex="Helvetic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Helvetica" style:font-family-asian="Helvetica" style:font-family-generic-asian="system" style:font-pitch-asian="variable" style:font-size-asian="14pt" style:font-name-complex="Helvetica" style:font-family-complex="Helvetic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2T13:21:58.740118053</dc:date>
    <dc:creator>Jeffrey Hughes</dc:creator>
    <meta:generator>LibreOffice/4.2.6.3$Linux_X86_64 LibreOffice_project/420m0$Build-3</meta:generator>
    <meta:editing-duration>PT14M13S</meta:editing-duration>
    <meta:editing-cycles>2</meta:editing-cycles>
    <meta:document-statistic meta:table-count="0" meta:image-count="0" meta:object-count="0" meta:page-count="2" meta:paragraph-count="57" meta:word-count="564" meta:character-count="3094" meta:non-whitespace-character-count="2468"/>
  </office:meta>
</office:document-meta>
</file>